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10000000000002B90000002FBBC3758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hading">
      <style:graphic-properties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82cm" svg:height="1.422cm" svg:x="0.254cm" svg:y="0.254cm">
          <draw:image xlink:href="Pictures/10000000000002B90000002FBBC3758B.png" xlink:type="simple" xlink:show="embed" xlink:actuate="onLoad">
            <text:p/>
          </draw:image>
        </draw:frame>
        <draw:custom-shape draw:style-name="gr2" draw:text-style-name="P1" xml:id="id2" draw:id="id2" draw:layer="layout" svg:width="6.858cm" svg:height="1.524cm" svg:x="8.128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xml:id="id1" draw:id="id1" draw:layer="layout" svg:width="5.281cm" svg:height="1.352cm" svg:x="4.2cm" svg:y="1.95cm">
          <draw:text-box>
            <text:p>Arguments</text:p>
          </draw:text-box>
        </draw:frame>
        <draw:connector draw:style-name="gr4" draw:text-style-name="P1" draw:layer="layout" draw:type="line" svg:x1="9.481cm" svg:y1="2.626cm" svg:x2="11.557cm" svg:y2="1.778cm" draw:start-shape="id1" draw:start-glue-point="1" draw:end-shape="id2" draw:end-glue-point="2" svg:d="m9481 2626 2076-848" svg:viewBox="0 0 2077 8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355e00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55e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355e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hading" style:family="graphic" style:parent-style-name="standard">
      <style:graphic-properties draw:stroke="none" draw:stroke-dash="Dash_20_2" draw:fill-color="#99ccff" draw:fill-gradient-name="Gradient_20_7" draw:fill-hatch-name="Hatching_20_1" draw:fill-image-name="Bitmape_20_1" draw:opacity="20%" draw:fill-image-width="0cm" draw:fill-image-height="0cm" draw:shadow-opacity="20%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1-12T10:12:26</meta:creation-date>
    <dc:date>2014-01-12T10:51:59</dc:date>
    <dc:creator>James Harkins</dc:creator>
    <meta:editing-duration>PT33M55S</meta:editing-duration>
    <meta:editing-cycles>3</meta:editing-cycles>
    <meta:generator>LibreOffice/3.5$Linux_X86_64 LibreOffice_project/350m1$Build-2</meta:generator>
    <meta:document-statistic meta:object-count="4"/>
  </office:meta>
</office:document-meta>
</file>